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Software Requirements Specification</text:p>
      <text:p text:style-name="P1">## Medical Shop Automation System</text:p>
      <text:p text:style-name="P1"/>
      <text:p text:style-name="P1">1. Introduction</text:p>
      <text:p text:style-name="P1"/>
      <text:p text:style-name="P1"><text:s text:c="3"/>1.1 Purpose</text:p>
      <text:p text:style-name="P1"><text:s text:c="3"/>The purpose of this Software Requirements Specification (SRS) document is to provide a comprehensive description of the Medical Shop Automation system. It details the software's intended functionality, external interfaces, performance requirements, and design constraints. This document is intended for use by the development team, project managers, testers, and stakeholders involved in the creation and implementation of the system.</text:p>
      <text:p text:style-name="P1"/>
      <text:p text:style-name="P1"><text:s text:c="3"/>1.2 Scope</text:p>
      <text:p text:style-name="P1"><text:s text:c="3"/>The Medical Shop Automation system is designed to modernize and streamline the operations of pharmacies and medical supply stores. It will encompass all aspects of running a medical shop, including:</text:p>
      <text:p text:style-name="P1"><text:s text:c="3"/>- Inventory management</text:p>
      <text:p text:style-name="P1"><text:s text:c="3"/>- Sales and billing</text:p>
      <text:p text:style-name="P1"><text:s text:c="3"/>- Purchase management</text:p>
      <text:p text:style-name="P1"><text:s text:c="3"/>- Customer relationship management</text:p>
      <text:p text:style-name="P1"><text:s text:c="3"/>- Supplier management</text:p>
      <text:p text:style-name="P1"><text:s text:c="3"/>- Reporting and analytics</text:p>
      <text:p text:style-name="P1"><text:s text:c="3"/>- User and access management</text:p>
      <text:p text:style-name="P1"/>
      <text:p text:style-name="P1"><text:soft-page-break/><text:s text:c="3"/>The system aims to improve efficiency, reduce errors, enhance customer service, and provide valuable insights for business decision-making.</text:p>
      <text:p text:style-name="P1"/>
      <text:p text:style-name="P1"><text:s text:c="3"/>1.3 Definitions, Acronyms, and Abbreviations</text:p>
      <text:p text:style-name="P1"><text:s text:c="3"/>- SRS: Software Requirements Specification</text:p>
      <text:p text:style-name="P1"><text:s text:c="3"/>- UI: User Interface</text:p>
      <text:p text:style-name="P1"><text:s text:c="3"/>- API: Application Programming Interface</text:p>
      <text:p text:style-name="P1"><text:s text:c="3"/>- DBMS: Database Management System</text:p>
      <text:p text:style-name="P1"><text:s text:c="3"/>- POS: Point of Sale</text:p>
      <text:p text:style-name="P1"><text:s text:c="3"/>- CRUD: Create, Read, Update, Delete</text:p>
      <text:p text:style-name="P1"><text:s text:c="3"/>- SSL: Secure Sockets Layer</text:p>
      <text:p text:style-name="P1"><text:s text:c="3"/>- FIFO: First In, First Out</text:p>
      <text:p text:style-name="P1"><text:s text:c="3"/>- LIFO: Last In, First Out</text:p>
      <text:p text:style-name="P1"/>
      <text:p text:style-name="P1">2. Overall Description</text:p>
      <text:p text:style-name="P1"/>
      <text:p text:style-name="P1"><text:s text:c="3"/>2.1 Product Perspective</text:p>
      <text:p text:style-name="P1"><text:s text:c="3"/>The Medical Shop Automation system will be a new, self-contained software product designed to operate independently or integrate with existing systems in a medical shop environment. It will interface with hardware such as barcode scanners, receipt printers, and potentially integrate with accounting software or regulatory reporting systems.</text:p>
      <text:p text:style-name="P1"/>
      <text:p text:style-name="P1"><text:s text:c="3"/>2.2 Product Functions</text:p>
      <text:p text:style-name="P1"><text:s text:c="3"/>The main functions of the system include:</text:p>
      <text:p text:style-name="P1"><text:s text:c="3"/>- Inventory management: Track stock levels, manage product information, handle expiration dates.</text:p>
      <text:p text:style-name="P1"><text:soft-page-break/><text:s text:c="3"/>- Sales and billing: Process sales transactions, generate invoices, handle returns and refunds.</text:p>
      <text:p text:style-name="P1"><text:s text:c="3"/>- Purchase management: Create purchase orders, manage stock receipts, track supplier orders.</text:p>
      <text:p text:style-name="P1"><text:s text:c="3"/>- Customer management: Maintain customer profiles, manage loyalty programs, track prescription history.</text:p>
      <text:p text:style-name="P1"><text:s text:c="3"/>- Supplier management: Maintain supplier information, track performance, manage contracts.</text:p>
      <text:p text:style-name="P1"><text:s text:c="3"/>- Reporting and analytics: Generate sales reports, inventory analysis, financial statements.</text:p>
      <text:p text:style-name="P1"><text:s text:c="3"/>- User management: Create and manage user accounts, define roles and permissions.</text:p>
      <text:p text:style-name="P1"/>
      <text:p text:style-name="P1"><text:s text:c="3"/>2.3 User Classes and Characteristics</text:p>
      <text:p text:style-name="P1"><text:s text:c="3"/>- Pharmacists: Highly trained professionals who need quick access to drug information and inventory.</text:p>
      <text:p text:style-name="P1"><text:s text:c="3"/>- Cashiers: Staff who primarily handle sales transactions and need an efficient, easy-to-use interface.</text:p>
      <text:p text:style-name="P1"><text:s text:c="3"/>- Managers: Oversee operations, require access to all system functions and detailed reports.</text:p>
      <text:p text:style-name="P1"><text:s text:c="3"/>- Admin: IT personnel responsible for system configuration, user management, and maintenance.</text:p>
      <text:p text:style-name="P1"><text:s text:c="3"/>- Owners: Require high-level overview of business performance and financial reports.</text:p>
      <text:p text:style-name="P1"/>
      <text:p text:style-name="P1"><text:s text:c="3"/>2.4 Operating Environment</text:p>
      <text:p text:style-name="P1"><text:s text:c="3"/>- Hardware: The system should run on standard PC hardware, with a minimum of:</text:p>
      <text:p text:style-name="P1"><text:s text:c="5"/>- Processor: Intel Core i5 or equivalent</text:p>
      <text:p text:style-name="P1"><text:s text:c="5"/>- RAM: 8GB</text:p>
      <text:p text:style-name="P1"><text:s text:c="5"/>- Storage: 256GB SSD</text:p>
      <text:p text:style-name="P1"><text:soft-page-break/><text:s text:c="3"/>- Software:</text:p>
      <text:p text:style-name="P1"><text:s text:c="5"/>- Operating System: Windows 10 or later, macOS 10.14 or later</text:p>
      <text:p text:style-name="P1"><text:s text:c="5"/>- Database: MySQL 8.0 or later, or equivalent DBMS</text:p>
      <text:p text:style-name="P1"><text:s text:c="5"/>- Web Browser: Latest versions of Chrome, Firefox, Safari, or Edge</text:p>
      <text:p text:style-name="P1"><text:s text:c="3"/>- Network: Local Area Network for multi-terminal setups, internet connectivity for cloud backups and updates</text:p>
      <text:p text:style-name="P1"/>
      <text:p text:style-name="P1"><text:s text:c="3"/>2.5 Design and Implementation Constraints</text:p>
      <text:p text:style-name="P1"><text:s text:c="3"/>- The system must comply with local pharmaceutical regulations and data protection laws.</text:p>
      <text:p text:style-name="P1"><text:s text:c="3"/>- It should be scalable to accommodate businesses of various sizes, from single-store operations to small chains.</text:p>
      <text:p text:style-name="P1"><text:s text:c="3"/>- The system should be designed with a modular architecture to allow for future expansions and integrations.</text:p>
      <text:p text:style-name="P1"><text:s text:c="3"/>- All sensitive data must be encrypted both at rest and in transit.</text:p>
      <text:p text:style-name="P1"><text:s text:c="3"/>- The UI should be responsive and accessible, supporting both desktop and tablet devices.</text:p>
      <text:p text:style-name="P1"/>
      <text:p text:style-name="P1"><text:s text:c="3"/>2.6 User Documentation</text:p>
      <text:p text:style-name="P1"><text:s text:c="3"/>The following user documentation will be provided:</text:p>
      <text:p text:style-name="P1"><text:s text:c="3"/>- User manual for each user class (Pharmacist, Cashier, Manager, Admin)</text:p>
      <text:p text:style-name="P1"><text:s text:c="3"/>- Online help system integrated into the software</text:p>
      <text:p text:style-name="P1"><text:s text:c="3"/>- Quick start guide for new users</text:p>
      <text:p text:style-name="P1"><text:s text:c="3"/>- Video tutorials for key functions</text:p>
      <text:p text:style-name="P1"><text:s text:c="3"/>- FAQ document for troubleshooting common issues</text:p>
      <text:p text:style-name="P1"/>
      <text:p text:style-name="P1"><text:s text:c="3"/>2.7 Assumptions and Dependencies</text:p>
      <text:p text:style-name="P1"><text:soft-page-break/><text:s text:c="3"/>- The medical shop has a stable internet connection for cloud features and updates.</text:p>
      <text:p text:style-name="P1"><text:s text:c="3"/>- Users have basic computer literacy skills.</text:p>
      <text:p text:style-name="P1"><text:s text:c="3"/>- The shop complies with all necessary regulations to operate a pharmacy.</text:p>
      <text:p text:style-name="P1"><text:s text:c="3"/>- Hardware such as barcode scanners and receipt printers are compatible with the system.</text:p>
      <text:p text:style-name="P1"/>
      <text:p text:style-name="P1">3. Specific Requirements</text:p>
      <text:p text:style-name="P1"/>
      <text:p text:style-name="P1"><text:s text:c="3"/>3.1 Functional Requirements</text:p>
      <text:p text:style-name="P1"/>
      <text:p text:style-name="P1"><text:s text:c="6"/>3.1.1 Inventory Management</text:p>
      <text:p text:style-name="P1"><text:s text:c="6"/>- The system shall allow CRUD operations for product records.</text:p>
      <text:p text:style-name="P1"><text:s text:c="6"/>- Each product record shall contain fields for: Product ID, Name, Generic Name, Manufacturer, Batch Number, Expiry Date, Quantity, Unit Price, Selling Price, Reorder Level.</text:p>
      <text:p text:style-name="P1"><text:s text:c="6"/>- The system shall support barcode scanning for quick product lookup and inventory updates.</text:p>
      <text:p text:style-name="P1"><text:s text:c="6"/>- The system shall track stock levels in real-time, updating automatically with sales and purchases.</text:p>
      <text:p text:style-name="P1"><text:s text:c="6"/>- The system shall generate alerts for low stock items based on predefined reorder levels.</text:p>
      <text:p text:style-name="P1"><text:s text:c="6"/>- The system shall track and manage product expiration dates.</text:p>
      <text:p text:style-name="P1"><text:s text:c="6"/>- The system shall support multiple pricing tiers (e.g., retail, wholesale).</text:p>
      <text:p text:style-name="P1"><text:soft-page-break/><text:s text:c="6"/>- The system shall allow for stock adjustments with reason codes (e.g., damaged goods, stock count discrepancies).</text:p>
      <text:p text:style-name="P1"/>
      <text:p text:style-name="P1"><text:s text:c="6"/>3.1.2 Sales and Billing</text:p>
      <text:p text:style-name="P1"><text:s text:c="6"/>- The system shall provide a user-friendly POS interface for processing sales transactions.</text:p>
      <text:p text:style-name="P1"><text:s text:c="6"/>- The system shall support quick product search by name, ID, or barcode.</text:p>
      <text:p text:style-name="P1"><text:s text:c="6"/>- The system shall allow for the application of discounts at both item and bill levels.</text:p>
      <text:p text:style-name="P1"><text:s text:c="6"/>- The system shall support multiple payment methods including cash, credit/debit cards, and mobile payments.</text:p>
      <text:p text:style-name="P1"><text:s text:c="6"/>- The system shall generate detailed, customizable receipts.</text:p>
      <text:p text:style-name="P1"><text:s text:c="6"/>- The system shall handle returns and refunds, updating inventory accordingly.</text:p>
      <text:p text:style-name="P1"><text:s text:c="6"/>- The system shall support hold and recall functions for transactions.</text:p>
      <text:p text:style-name="P1"><text:s text:c="6"/>- The system shall provide a cash management function, including float and end-of-day reconciliation.</text:p>
      <text:p text:style-name="P1"/>
      <text:p text:style-name="P1"><text:s text:c="6"/>3.1.3 Purchase Management</text:p>
      <text:p text:style-name="P1"><text:s text:c="6"/>- The system shall allow creation and management of purchase orders.</text:p>
      <text:p text:style-name="P1"><text:s text:c="6"/>- The system shall provide functionality to record stock receipts and update inventory levels automatically.</text:p>
      <text:p text:style-name="P1"><text:s text:c="6"/>- The system shall track order status (placed, in transit, received, partially received).</text:p>
      <text:p text:style-name="P1"><text:s text:c="6"/>- The system shall support automatic generation of purchase orders based on reorder levels.</text:p>
      <text:p text:style-name="P1"><text:soft-page-break/><text:s text:c="6"/>- The system shall allow for price comparisons across different suppliers.</text:p>
      <text:p text:style-name="P1"><text:s text:c="6"/>- The system shall track and manage backorders.</text:p>
      <text:p text:style-name="P1"/>
      <text:p text:style-name="P1"><text:s text:c="6"/>3.1.4 Customer Management</text:p>
      <text:p text:style-name="P1"><text:s text:c="6"/>- The system shall maintain customer profiles with contact details and purchase history.</text:p>
      <text:p text:style-name="P1"><text:s text:c="6"/>- The system shall support a loyalty program with point accumulation and redemption.</text:p>
      <text:p text:style-name="P1"><text:s text:c="6"/>- The system shall provide functionality to track and manage prescriptions, including refill reminders.</text:p>
      <text:p text:style-name="P1"><text:s text:c="6"/>- The system shall allow for customer-specific pricing or discounts.</text:p>
      <text:p text:style-name="P1"><text:s text:c="6"/>- The system shall support customer communications through email or SMS for promotions or health tips.</text:p>
      <text:p text:style-name="P1"/>
      <text:p text:style-name="P1"><text:s text:c="6"/>3.1.5 Supplier Management</text:p>
      <text:p text:style-name="P1"><text:s text:c="6"/>- The system shall maintain a database of supplier information.</text:p>
      <text:p text:style-name="P1"><text:s text:c="6"/>- The system shall track supplier performance metrics (delivery time, order accuracy, etc.).</text:p>
      <text:p text:style-name="P1"><text:s text:c="6"/>- The system shall manage supplier contracts and pricing agreements.</text:p>
      <text:p text:style-name="P1"><text:s text:c="6"/>- The system shall provide a supplier portal for order placement and tracking.</text:p>
      <text:p text:style-name="P1"/>
      <text:p text:style-name="P1"><text:s text:c="6"/>3.1.6 Reporting and Analytics</text:p>
      <text:p text:style-name="P1"><text:s text:c="6"/>- The system shall generate standard reports including daily sales, inventory valuation, and profit/loss statements.</text:p>
      <text:p text:style-name="P1"><text:s text:c="6"/>- The system shall provide customizable reporting tools allowing users to define parameters and date ranges.</text:p>
      <text:p text:style-name="P1"><text:soft-page-break/><text:s text:c="6"/>- The system shall offer data visualization tools for key metrics.</text:p>
      <text:p text:style-name="P1"><text:s text:c="6"/>- The system shall support exporting of reports in various formats (PDF, Excel, CSV).</text:p>
      <text:p text:style-name="P1"><text:s text:c="6"/>- The system shall provide real-time dashboards for key performance indicators.</text:p>
      <text:p text:style-name="P1"/>
      <text:p text:style-name="P1"><text:s text:c="6"/>3.1.7 User Management</text:p>
      <text:p text:style-name="P1"><text:s text:c="6"/>- The system shall support creation and management of user accounts.</text:p>
      <text:p text:style-name="P1"><text:s text:c="6"/>- The system shall implement role-based access control.</text:p>
      <text:p text:style-name="P1"><text:s text:c="6"/>- The system shall maintain an audit log of user activities.</text:p>
      <text:p text:style-name="P1"><text:s text:c="6"/>- The system shall enforce password policies (complexity, expiration).</text:p>
      <text:p text:style-name="P1"><text:s text:c="6"/>- The system shall support multi-factor authentication for enhanced security.</text:p>
      <text:p text:style-name="P1"/>
      <text:p text:style-name="P1"><text:s text:c="3"/>3.2 Non-Functional Requirements</text:p>
      <text:p text:style-name="P1"/>
      <text:p text:style-name="P1"><text:s text:c="6"/>3.2.1 Performance Requirements</text:p>
      <text:p text:style-name="P1"><text:s text:c="6"/>- The system shall support up to 50 concurrent users without degradation in performance.</text:p>
      <text:p text:style-name="P1"><text:s text:c="6"/>- All database queries shall execute within 3 seconds.</text:p>
      <text:p text:style-name="P1"><text:s text:c="6"/>- The system shall process a standard sale transaction within 30 seconds.</text:p>
      <text:p text:style-name="P1"><text:s text:c="6"/>- Report generation shall complete within 60 seconds for standard reports.</text:p>
      <text:p text:style-name="P1"/>
      <text:p text:style-name="P1"><text:s text:c="6"/>3.2.2 Security Requirements</text:p>
      <text:p text:style-name="P1"><text:soft-page-break/><text:s text:c="6"/>- All data transmission shall be encrypted using SSL/TLS protocols.</text:p>
      <text:p text:style-name="P1"><text:s text:c="6"/>- Sensitive data such as passwords and credit card information shall be stored using strong encryption.</text:p>
      <text:p text:style-name="P1"><text:s text:c="6"/>- The system shall lock out users after 5 failed login attempts.</text:p>
      <text:p text:style-name="P1"><text:s text:c="6"/>- The system shall enforce regular password changes every 90 days.</text:p>
      <text:p text:style-name="P1"><text:s text:c="6"/>- The system shall maintain a comprehensive audit trail of all data modifications.</text:p>
      <text:p text:style-name="P1"/>
      <text:p text:style-name="P1"><text:s text:c="6"/>3.2.3 Usability Requirements</text:p>
      <text:p text:style-name="P1"><text:s text:c="6"/>- The user interface shall be intuitive and require minimal training for basic operations.</text:p>
      <text:p text:style-name="P1"><text:s text:c="6"/>- The system shall provide context-sensitive help throughout the interface.</text:p>
      <text:p text:style-name="P1"><text:s text:c="6"/>- The system shall support keyboard shortcuts for frequently used functions.</text:p>
      <text:p text:style-name="P1"><text:s text:c="6"/>- The interface shall be consistent in layout, color scheme, and terminology across all modules.</text:p>
      <text:p text:style-name="P1"/>
      <text:p text:style-name="P1"><text:s text:c="6"/>3.2.4 Reliability Requirements</text:p>
      <text:p text:style-name="P1"><text:s text:c="6"/>- The system shall have an uptime of 99.9% excluding scheduled maintenance.</text:p>
      <text:p text:style-name="P1"><text:s text:c="6"/>- The system shall perform automated data backups daily.</text:p>
      <text:p text:style-name="P1"><text:s text:c="6"/>- In case of a crash, the system shall not lose more than 5 minutes of data.</text:p>
      <text:p text:style-name="P1"><text:s text:c="6"/>- The system shall handle exceptions gracefully and provide clear error messages to users.</text:p>
      <text:p text:style-name="P1"/>
      <text:p text:style-name="P1"><text:soft-page-break/><text:s text:c="6"/>3.2.5 Maintainability Requirements</text:p>
      <text:p text:style-name="P1"><text:s text:c="6"/>- The system shall be built using a modular architecture to facilitate updates and expansions.</text:p>
      <text:p text:style-name="P1"><text:s text:c="6"/>- The system shall use clear, self-documenting code and follow industry-standard coding practices.</text:p>
      <text:p text:style-name="P1"><text:s text:c="6"/>- The system shall include comprehensive API documentation for all modules.</text:p>
      <text:p text:style-name="P1"><text:s text:c="6"/>- The system shall support automated testing for all critical functions.</text:p>
      <text:p text:style-name="P1"/>
      <text:p text:style-name="P1"><text:s text:c="6"/>3.2.6 Portability Requirements</text:p>
      <text:p text:style-name="P1"><text:s text:c="6"/>- The system shall be compatible with major operating systems (Windows, macOS, Linux).</text:p>
      <text:p text:style-name="P1"><text:s text:c="6"/>- The system shall support multiple database backends (MySQL, PostgreSQL, SQL Server).</text:p>
      <text:p text:style-name="P1"><text:s text:c="6"/>- The system shall be accessible via web browsers, with no need for client-side installation.</text:p>
      <text:p text:style-name="P1"/>
      <text:p text:style-name="P1">4. System Features</text:p>
      <text:p text:style-name="P1"><text:s text:c="3"/>(This section would provide detailed descriptions of each major feature, expanding on the functional requirements. For brevity, I'll skip this section as it would largely repeat information from 3.1.)</text:p>
      <text:p text:style-name="P1"/>
      <text:p text:style-name="P1">5. External Interface Requirements</text:p>
      <text:p text:style-name="P1"/>
      <text:p text:style-name="P1"><text:s text:c="3"/>5.1 User Interfaces</text:p>
      <text:p text:style-name="P1"><text:s text:c="3"/>- The main application interface shall be web-based, accessible via standard web browsers.</text:p>
      <text:p text:style-name="P1"><text:s text:c="3"/>- The POS interface shall be optimized for touch screen use.</text:p>
      <text:p text:style-name="P1"><text:soft-page-break/><text:s text:c="3"/>- The system shall provide a mobile-friendly interface for basic functions like inventory checks.</text:p>
      <text:p text:style-name="P1"><text:s text:c="3"/>- All interfaces shall be responsive, adjusting to different screen sizes and orientations.</text:p>
      <text:p text:style-name="P1"/>
      <text:p text:style-name="P1"><text:s text:c="3"/>5.2 Hardware Interfaces</text:p>
      <text:p text:style-name="P1"><text:s text:c="3"/>- The system shall integrate with standard barcode scanners via USB or Bluetooth.</text:p>
      <text:p text:style-name="P1"><text:s text:c="3"/>- The system shall support thermal receipt printers for POS operations.</text:p>
      <text:p text:style-name="P1"><text:s text:c="3"/>- The system shall interface with cash drawers, triggering open/close operations.</text:p>
      <text:p text:style-name="P1"><text:s text:c="3"/>- The system shall support label printers for generating product and shelf labels.</text:p>
      <text:p text:style-name="P1"/>
      <text:p text:style-name="P1"><text:s text:c="3"/>5.3 Software Interfaces</text:p>
      <text:p text:style-name="P1"><text:s text:c="3"/>- The system shall provide APIs for integration with accounting software (e.g., QuickBooks, Xero).</text:p>
      <text:p text:style-name="P1"><text:s text:c="3"/>- The system shall interface with SMS gateways for sending customer notifications.</text:p>
      <text:p text:style-name="P1"><text:s text:c="3"/>- The system shall support integration with e-commerce platforms for online sales.</text:p>
      <text:p text:style-name="P1"><text:s text:c="3"/>- The system shall provide data export capabilities in standard formats (CSV, XML) for regulatory reporting.</text:p>
      <text:p text:style-name="P1"/>
      <text:p text:style-name="P1"><text:s text:c="3"/>5.4 Communications Interfaces</text:p>
      <text:p text:style-name="P1"><text:s text:c="3"/>- The system shall use HTTPS for all web communications.</text:p>
      <text:p text:style-name="P1"><text:s text:c="3"/>- The system shall support SMTP/IMAP protocols for email notifications.</text:p>
      <text:p text:style-name="P1"><text:soft-page-break/><text:s text:c="3"/>- The system shall use secure FTP for large file transfers (e.g., bulk data imports/exports).</text:p>
      <text:p text:style-name="P1"/>
      <text:p text:style-name="P1">6. Other Non-functional Requirements</text:p>
      <text:p text:style-name="P1"/>
      <text:p text:style-name="P1"><text:s text:c="3"/>6.1 Business Rules</text:p>
      <text:p text:style-name="P1"><text:s text:c="3"/>- The system shall enforce FIFO or LIFO inventory management as configured.</text:p>
      <text:p text:style-name="P1"><text:s text:c="3"/>- The system shall comply with local regulations regarding the sale of controlled substances.</text:p>
      <text:p text:style-name="P1"><text:s text:c="3"/>- The system shall enforce age restrictions on certain product sales as required by law.</text:p>
      <text:p text:style-name="P1"/>
      <text:p text:style-name="P1"><text:s text:c="3"/>6.2 Legal Requirements</text:p>
      <text:p text:style-name="P1"><text:s text:c="3"/>- The system shall comply with data protection regulations (e.g., GDPR, HIPAA) as applicable.</text:p>
      <text:p text:style-name="P1"><text:s text:c="3"/>- The system shall maintain an audit trail of all transactions for the period required by local tax laws.</text:p>
      <text:p text:style-name="P1"><text:s text:c="3"/>- The system shall support the generation of regulatory reports as required by pharmacy boards.</text:p>
      <text:p text:style-name="P1"/>
      <text:p text:style-name="P1"><text:s text:c="3"/>6.3 Internationalization Requirements</text:p>
      <text:p text:style-name="P1"><text:s text:c="3"/>- The system shall support multiple languages and allow easy addition of new languages.</text:p>
      <text:p text:style-name="P1"><text:s text:c="3"/>- The system shall handle multiple currencies and tax structures.</text:p>
      <text:p text:style-name="P1"><text:s text:c="3"/>- Date and time formats shall be customizable to match local conventions.</text:p>
      <text:p text:style-name="P1"/>
      <text:p text:style-name="P1">7. Appendices</text:p>
      <text:p text:style-name="P1"/>
      <text:p text:style-name="P1"><text:soft-page-break/><text:s text:c="3"/>7.1 Glossary</text:p>
      <text:p text:style-name="P1"><text:s text:c="3"/>(A list of technical and domain-specific terms used in the document, along with their definitions)</text:p>
      <text:p text:style-name="P1"/>
      <text:p text:style-name="P1"><text:s text:c="3"/>7.2 Analysis Models</text:p>
      <text:p text:style-name="P1"><text:s text:c="3"/>(This would include diagrams such as Entity-Relationship Diagrams, Data Flow Diagrams, and Use Case Diagrams)</text:p>
      <text:p text:style-name="P1"/>
      <text:p text:style-name="P1"><text:s text:c="3"/>7.3 Issues List</text:p>
      <text:p text:style-name="P1"><text:s text:c="3"/>(A list of open questions, unresolved issues, or potential problems identified during the requirements gathering process)</text:p>
      <text:p text:style-name="P1"/>
      <text:p text:style-name="P1">This comprehensive SRS document provides a detailed overview of the requirements for the Medical Shop Automation system. It can be further refined based on stakeholder feedback and evolving needs of the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09:56:28.776441999</meta:creation-date>
    <dc:date>2024-07-23T10:02:42.747904253</dc:date>
    <meta:editing-duration>PT5M34S</meta:editing-duration>
    <meta:editing-cycles>1</meta:editing-cycles>
    <meta:document-statistic meta:table-count="0" meta:image-count="0" meta:object-count="0" meta:page-count="13" meta:paragraph-count="195" meta:word-count="2001" meta:character-count="14227" meta:non-whitespace-character-count="11620"/>
    <meta:generator>LibreOffice/7.3.7.2$Linux_X86_64 LibreOffice_project/30$Build-2</meta:generator>
  </office:meta>
</office:document-meta>
</file>